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pas modelo TCP: </text:span>Acceso a la red, Internet, Transporte, Aplicación.</text:p>
      <text:p text:style-name="P1"><text:span text:style-name="T1">NAT (Network Address Translation):</text:span> <text:span text:style-name="Fuente_20_de_20_párrafo_20_predeter.">el Router usa su IP pública para que un ordenador reciba o envíe información a una red externa (Internet).</text:span></text:p>
      <text:p text:style-name="P1"><text:span text:style-name="T1">PAT</text:span> (Port Address Translation).</text:p>
      <text:p text:style-name="P1">Los <text:span text:style-name="T1">puertos bien conocidos</text:span> (&lt; 1023) son los puertos que se asignan a los protocolos comunes.</text:p>
      <text:p text:style-name="P1">Los <text:span text:style-name="T1">puertos efímeros </text:span>(&gt; 1023) son los puertos que se asignan a las conexiones temporales con otros protocolos.</text:p>
      <text:p text:style-name="P1"><text:span text:style-name="T1">Multiplexación</text:span>: varias comunicaciones por un mismo medio.</text:p>
      <text:p text:style-name="P1"/>
      <text:p text:style-name="P1">Capa de <text:span text:style-name="T1">enlace de datos </text:span>consiste en LLC y Acceso al medio.</text:p>
      <text:p text:style-name="P1">Capa <text:span text:style-name="T1">física</text:span> consiste en la MAC de la tarjeta de red.</text:p>
      <text:p text:style-name="P1">La <text:span text:style-name="T1">máscara de subred</text:span> determina la parte de red y de host de una dirección IP.</text:p>
      <text:p text:style-name="P1"><text:span text:style-name="T1">CSMA/CD</text:span>: detecta las colisiones en el medio.</text:p>
      <text:p text:style-name="P1"><text:span text:style-name="T1">CSMA/CA</text:span>: evita las colisiones en el medio. Uso en redes inalámbricas.</text:p>
      <text:p text:style-name="P1"><text:span text:style-name="T1">RTS </text:span>(Request to send): petición de período de tiempo para que un dispositivo (router) pueda usar el medio.</text:p>
      <text:p text:style-name="P1"><text:span text:style-name="T1">CTS </text:span>(Clear to send): concesión de un período de tiempo para que el router pueda enviar información. Se informa a los demás dispositivos de que un dispositivo va a usar el medio un período de tiem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2:25:16.165946975</meta:creation-date>
    <dc:date>2021-09-15T12:07:07.456143127</dc:date>
    <meta:editing-duration>PT18M55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89" meta:character-count="1103" meta:non-whitespace-character-count="927"/>
  </office:meta>
</office:document-meta>
</file>